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AA-27219">
            <text:p>AA-27219</text:p>
          </table:table-cell>
          <table:table-cell office:value-type="float" office:value="57.58">
            <text:p>57.58</text:p>
          </table:table-cell>
          <table:table-cell office:value-type="float" office:value="-5.81">
            <text:p>-5.81</text:p>
          </table:table-cell>
          <table:table-cell office:value-type="float" office:value="4145.0">
            <text:p>414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8">
            <text:p>2.08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AA-28102">
            <text:p>AA-28102</text:p>
          </table:table-cell>
          <table:table-cell office:value-type="float" office:value="57.57">
            <text:p>57.57</text:p>
          </table:table-cell>
          <table:table-cell office:value-type="float" office:value="-5.78">
            <text:p>-5.78</text:p>
          </table:table-cell>
          <table:table-cell office:value-type="float" office:value="11980.0">
            <text:p>11980.0</text:p>
          </table:table-cell>
          <table:table-cell office:value-type="float" office:value="80.0">
            <text:p>8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47">
            <text:p>4.47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AA-28101">
            <text:p>AA-28101</text:p>
          </table:table-cell>
          <table:table-cell office:value-type="float" office:value="57.57">
            <text:p>57.57</text:p>
          </table:table-cell>
          <table:table-cell office:value-type="float" office:value="-5.78">
            <text:p>-5.78</text:p>
          </table:table-cell>
          <table:table-cell office:value-type="float" office:value="12280.0">
            <text:p>12280.0</text:p>
          </table:table-cell>
          <table:table-cell office:value-type="float" office:value="75.0">
            <text:p>7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95">
            <text:p>5.95</text:p>
          </table:table-cell>
          <table:table-cell office:value-type="float" office:value="0.63">
            <text:p>0.63</text:p>
          </table:table-cell>
          <table:table-cell office:value-type="float" office:value="0.63">
            <text:p>0.63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AA-27587">
            <text:p>AA-27587</text:p>
          </table:table-cell>
          <table:table-cell office:value-type="float" office:value="57.58">
            <text:p>57.58</text:p>
          </table:table-cell>
          <table:table-cell office:value-type="float" office:value="-5.81">
            <text:p>-5.81</text:p>
          </table:table-cell>
          <table:table-cell office:value-type="float" office:value="3415.0">
            <text:p>341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52">
            <text:p>1.52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AA-27214">
            <text:p>AA-27214</text:p>
          </table:table-cell>
          <table:table-cell office:value-type="float" office:value="57.58">
            <text:p>57.58</text:p>
          </table:table-cell>
          <table:table-cell office:value-type="float" office:value="-5.81">
            <text:p>-5.81</text:p>
          </table:table-cell>
          <table:table-cell office:value-type="float" office:value="3855.0">
            <text:p>385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9">
            <text:p>2.09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AA-27218">
            <text:p>AA-27218</text:p>
          </table:table-cell>
          <table:table-cell office:value-type="float" office:value="57.58">
            <text:p>57.58</text:p>
          </table:table-cell>
          <table:table-cell office:value-type="float" office:value="-5.81">
            <text:p>-5.81</text:p>
          </table:table-cell>
          <table:table-cell office:value-type="float" office:value="4330.0">
            <text:p>43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13">
            <text:p>2.13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AA-27220">
            <text:p>AA-27220</text:p>
          </table:table-cell>
          <table:table-cell office:value-type="float" office:value="57.58">
            <text:p>57.58</text:p>
          </table:table-cell>
          <table:table-cell office:value-type="float" office:value="-5.81">
            <text:p>-5.81</text:p>
          </table:table-cell>
          <table:table-cell office:value-type="float" office:value="3425.0">
            <text:p>342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45">
            <text:p>1.45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53">
            <text:p>UC-208353</text:p>
          </table:table-cell>
          <table:table-cell office:value-type="float" office:value="57.7">
            <text:p>57.7</text:p>
          </table:table-cell>
          <table:table-cell office:value-type="float" office:value="-5.75">
            <text:p>-5.75</text:p>
          </table:table-cell>
          <table:table-cell office:value-type="float" office:value="12690.0">
            <text:p>12690.0</text:p>
          </table:table-cell>
          <table:table-cell office:value-type="float" office:value="35.0">
            <text:p>3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4.15">
            <text:p>14.1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94">
            <text:p>UC-208394</text:p>
          </table:table-cell>
          <table:table-cell office:value-type="float" office:value="57.69">
            <text:p>57.69</text:p>
          </table:table-cell>
          <table:table-cell office:value-type="float" office:value="-5.74">
            <text:p>-5.74</text:p>
          </table:table-cell>
          <table:table-cell office:value-type="float" office:value="12280.0">
            <text:p>12280.0</text:p>
          </table:table-cell>
          <table:table-cell office:value-type="float" office:value="35.0">
            <text:p>3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0637">
            <text:p>UC-200637</text:p>
          </table:table-cell>
          <table:table-cell office:value-type="float" office:value="57.7">
            <text:p>57.7</text:p>
          </table:table-cell>
          <table:table-cell office:value-type="float" office:value="-5.75">
            <text:p>-5.75</text:p>
          </table:table-cell>
          <table:table-cell office:value-type="float" office:value="11880.0">
            <text:p>11880.0</text:p>
          </table:table-cell>
          <table:table-cell office:value-type="float" office:value="170.0">
            <text:p>1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4.15">
            <text:p>14.1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97">
            <text:p>UC-208397</text:p>
          </table:table-cell>
          <table:table-cell office:value-type="float" office:value="57.69">
            <text:p>57.69</text:p>
          </table:table-cell>
          <table:table-cell office:value-type="float" office:value="-5.74">
            <text:p>-5.74</text:p>
          </table:table-cell>
          <table:table-cell office:value-type="float" office:value="13240.0">
            <text:p>1324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35">
            <text:p>11.3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54">
            <text:p>UC-208354</text:p>
          </table:table-cell>
          <table:table-cell office:value-type="float" office:value="57.7">
            <text:p>57.7</text:p>
          </table:table-cell>
          <table:table-cell office:value-type="float" office:value="-5.75">
            <text:p>-5.75</text:p>
          </table:table-cell>
          <table:table-cell office:value-type="float" office:value="13040.0">
            <text:p>13040.0</text:p>
          </table:table-cell>
          <table:table-cell office:value-type="float" office:value="35.0">
            <text:p>3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4.15">
            <text:p>14.1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89">
            <text:p>UC-208389</text:p>
          </table:table-cell>
          <table:table-cell office:value-type="float" office:value="57.69">
            <text:p>57.69</text:p>
          </table:table-cell>
          <table:table-cell office:value-type="float" office:value="-5.74">
            <text:p>-5.74</text:p>
          </table:table-cell>
          <table:table-cell office:value-type="float" office:value="8385.0">
            <text:p>8385.0</text:p>
          </table:table-cell>
          <table:table-cell office:value-type="float" office:value="25.0">
            <text:p>2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96">
            <text:p>UC-208396</text:p>
          </table:table-cell>
          <table:table-cell office:value-type="float" office:value="57.69">
            <text:p>57.69</text:p>
          </table:table-cell>
          <table:table-cell office:value-type="float" office:value="-5.74">
            <text:p>-5.74</text:p>
          </table:table-cell>
          <table:table-cell office:value-type="float" office:value="13185.0">
            <text:p>13185.0</text:p>
          </table:table-cell>
          <table:table-cell office:value-type="float" office:value="45.0">
            <text:p>4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15">
            <text:p>10.1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95">
            <text:p>UC-208395</text:p>
          </table:table-cell>
          <table:table-cell office:value-type="float" office:value="57.7">
            <text:p>57.7</text:p>
          </table:table-cell>
          <table:table-cell office:value-type="float" office:value="-5.75">
            <text:p>-5.75</text:p>
          </table:table-cell>
          <table:table-cell office:value-type="float" office:value="12885.0">
            <text:p>12885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4.15">
            <text:p>14.1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0636">
            <text:p>UC-200636</text:p>
          </table:table-cell>
          <table:table-cell office:value-type="float" office:value="57.7">
            <text:p>57.7</text:p>
          </table:table-cell>
          <table:table-cell office:value-type="float" office:value="-5.75">
            <text:p>-5.75</text:p>
          </table:table-cell>
          <table:table-cell office:value-type="float" office:value="12975.0">
            <text:p>12975.0</text:p>
          </table:table-cell>
          <table:table-cell office:value-type="float" office:value="35.0">
            <text:p>3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4.15">
            <text:p>14.1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93">
            <text:p>UC-208393</text:p>
          </table:table-cell>
          <table:table-cell office:value-type="float" office:value="57.69">
            <text:p>57.69</text:p>
          </table:table-cell>
          <table:table-cell office:value-type="float" office:value="-5.74">
            <text:p>-5.74</text:p>
          </table:table-cell>
          <table:table-cell office:value-type="float" office:value="11165.0">
            <text:p>11165.0</text:p>
          </table:table-cell>
          <table:table-cell office:value-type="float" office:value="30.0">
            <text:p>3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91">
            <text:p>UC-208391</text:p>
          </table:table-cell>
          <table:table-cell office:value-type="float" office:value="57.69">
            <text:p>57.69</text:p>
          </table:table-cell>
          <table:table-cell office:value-type="float" office:value="-5.74">
            <text:p>-5.74</text:p>
          </table:table-cell>
          <table:table-cell office:value-type="float" office:value="10900.0">
            <text:p>10900.0</text:p>
          </table:table-cell>
          <table:table-cell office:value-type="float" office:value="30.0">
            <text:p>3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90">
            <text:p>UC-208390</text:p>
          </table:table-cell>
          <table:table-cell office:value-type="float" office:value="57.69">
            <text:p>57.69</text:p>
          </table:table-cell>
          <table:table-cell office:value-type="float" office:value="-5.74">
            <text:p>-5.74</text:p>
          </table:table-cell>
          <table:table-cell office:value-type="float" office:value="9885.0">
            <text:p>9885.0</text:p>
          </table:table-cell>
          <table:table-cell office:value-type="float" office:value="30.0">
            <text:p>3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